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163" officeooo:paragraph-rsid="00138163"/>
    </style:style>
    <style:style style:name="P2" style:family="paragraph" style:parent-style-name="Standard">
      <style:text-properties officeooo:rsid="00150150" officeooo:paragraph-rsid="00150150"/>
    </style:style>
    <style:style style:name="P3" style:family="paragraph" style:parent-style-name="Preformatted_20_Text">
      <style:text-properties officeooo:rsid="00138163" officeooo:paragraph-rsid="00138163"/>
    </style:style>
    <style:style style:name="P4" style:family="paragraph" style:parent-style-name="Preformatted_20_Text">
      <style:text-properties officeooo:rsid="0015c20f" officeooo:paragraph-rsid="0015c2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k : utilise virtual environment</text:p>
      <text:p text:style-name="P1"/>
      <text:p text:style-name="P2">http://flask.pocoo.org/docs/0.12/installation/</text:p>
      <text:p text:style-name="P1"/>
      <text:p text:style-name="P3">virtualenv venv</text:p>
      <text:p text:style-name="P4">pip install Flask <text:s/>(ou sudo ...)</text:p>
      <text:p text:style-name="P3"/>
      <text:p text:style-name="P3">. venv/bin/activate</text:p>
      <text:p text:style-name="P3">deactiva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6:35.227114667</meta:creation-date>
    <dc:date>2017-04-14T13:54:34.793759648</dc:date>
    <meta:editing-duration>PT1H57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7" meta:character-count="157" meta:non-whitespace-character-count="145"/>
  </office:meta>
</office:document-meta>
</file>